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" fo:font-size="14pt" fo:text-shadow="1pt 1pt" officeooo:rsid="0003e1d1" officeooo:paragraph-rsid="0003e1d1" style:font-size-asian="14pt" style:font-size-complex="14pt"/>
    </style:style>
    <style:style style:name="P2" style:family="paragraph" style:parent-style-name="Standard">
      <style:text-properties officeooo:rsid="00092b84" officeooo:paragraph-rsid="00092b84"/>
    </style:style>
    <style:style style:name="P3" style:family="paragraph" style:parent-style-name="Standard">
      <style:paragraph-properties fo:text-align="center" style:justify-single-word="false"/>
      <style:text-properties officeooo:rsid="00092b84" officeooo:paragraph-rsid="00092b84"/>
    </style:style>
    <style:style style:name="P4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-color="#999999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-color="#dddddd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hyphenate="false"/>
    </style:style>
    <style:style style:name="P8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hyphenate="false"/>
    </style:style>
    <style:style style:name="P9" style:family="paragraph">
      <loext:graphic-properties draw:fill-color="#7da7d8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hyphenate="false"/>
    </style:style>
    <style:style style:name="P10" style:family="paragraph">
      <style:paragraph-properties fo:margin-left="0.101cm" fo:margin-right="0cm" fo:text-indent="0cm"/>
    </style:style>
    <style:style style:name="P11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loext:graphic-properties draw:fill-color="#adc5e7"/>
      <style:paragraph-properties fo:margin-left="0.101cm" fo:margin-right="0cm" fo:text-indent="0cm"/>
      <style:text-properties style:font-name="Lucida Sans" fo:font-size="12pt" fo:text-shadow="1pt 1pt"/>
    </style:style>
    <style:style style:name="P13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text-shadow="1pt 1pt" fo:hyphenate="false"/>
    </style:style>
    <style:style style:name="P14" style:family="paragraph">
      <loext:graphic-properties draw:fill-color="#7da7d8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hyphenate="false"/>
    </style:style>
    <style:style style:name="P15" style:family="paragraph">
      <style:paragraph-properties fo:text-align="center"/>
      <style:text-properties fo:color="#ffffff" fo:text-shadow="1pt 1pt" fo:font-weight="bold" style:font-weight-asian="bold" style:font-weight-complex="bold"/>
    </style:style>
    <style:style style:name="P16" style:family="paragraph">
      <loext:graphic-properties draw:fill-color="#1b75bc"/>
      <style:paragraph-properties fo:text-align="center"/>
      <style:text-properties fo:color="#ffffff" style:font-name="Lucida Sans" fo:text-shadow="1pt 1pt" fo:font-weight="bold" style:font-weight-asian="bold" style:font-weight-complex="bold"/>
    </style:style>
    <style:style style:name="P17" style:family="paragraph">
      <loext:graphic-properties draw:fill-color="#adc5e7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ucida Sans" fo:font-size="1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-color="#999999"/>
      <style:paragraph-properties fo:text-align="center"/>
    </style:style>
    <style:style style:name="P19" style:family="paragraph">
      <style:paragraph-properties fo:margin-left="0.101cm" fo:margin-right="0.101cm" fo:text-indent="0cm"/>
    </style:style>
    <style:style style:name="P20" style:family="paragraph">
      <style:paragraph-properties fo:margin-left="0.101cm" fo:margin-right="0.101cm" fo:text-align="justify" fo:text-indent="0cm"/>
    </style:style>
    <style:style style:name="P21" style:family="paragraph">
      <loext:graphic-properties draw:fill="none" draw:fill-color="#ffffff"/>
      <style:paragraph-properties fo:margin-left="0.101cm" fo:margin-right="0.101cm" fo:text-indent="0cm"/>
      <style:text-properties fo:font-size="10pt" style:font-size-asian="10pt" style:font-size-complex="10pt"/>
    </style:style>
    <style:style style:name="P22" style:family="paragraph">
      <loext:graphic-properties draw:fill-color="#dddddd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loext:graphic-properties draw:fill="none" draw:fill-color="#ffffff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Lucida Sans"/>
    </style:style>
    <style:style style:name="T3" style:family="text">
      <style:text-properties style:font-name="Lucida Sans" fo:font-size="12pt" fo:text-shadow="1pt 1pt"/>
    </style:style>
    <style:style style:name="T4" style:family="text">
      <style:text-properties style:font-name="Lucida Sans" fo:text-shadow="1pt 1pt"/>
    </style:style>
    <style:style style:name="T5" style:family="text">
      <style:text-properties fo:color="#ffffff" style:font-name="Lucida Sans" fo:text-shadow="1pt 1pt"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Sans" fo:font-size="1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italic" fo:text-shadow="1pt 1pt" style:font-size-asian="10pt" style:font-style-asian="italic" style:font-size-complex="10pt" style:font-style-complex="italic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10pt" fo:font-style="italic" fo:text-shadow="1pt 1pt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ize="12pt"/>
    </style:style>
    <style:style style:name="gr1" style:family="graphic">
      <style:graphic-properties svg:stroke-color="#000000" draw:fill-color="#999999" draw:textarea-horizontal-align="justify" draw:textarea-vertical-align="top" draw:auto-grow-height="false" fo:min-height="2.789cm" fo:min-width="2.6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dddddd" draw:textarea-horizontal-align="justify" draw:textarea-vertical-align="top" draw:auto-grow-height="false" fo:min-height="2.789cm" fo:min-width="2.6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1b75bc" draw:textarea-horizontal-align="justify" draw:textarea-vertical-align="top" draw:auto-grow-height="false" fo:min-height="4.078cm" fo:min-width="3.1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1b75bc" draw:textarea-horizontal-align="justify" draw:textarea-vertical-align="top" draw:auto-grow-height="false" fo:min-height="4.078cm" fo:min-width="3.1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7da7d8" draw:textarea-horizontal-align="justify" draw:textarea-vertical-align="top" draw:auto-grow-height="false" fo:min-height="3.099cm" fo:min-width="2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7da7d8" draw:textarea-horizontal-align="justify" draw:textarea-vertical-align="top" draw:auto-grow-height="false" fo:min-height="3.099cm" fo:min-width="2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7da7d8" draw:textarea-horizontal-align="justify" draw:textarea-vertical-align="top" draw:auto-grow-height="false" fo:min-height="3.099cm" fo:min-width="2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7da7d8" draw:textarea-horizontal-align="justify" draw:textarea-vertical-align="top" draw:auto-grow-height="false" fo:min-height="3.099cm" fo:min-width="2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adc5e7" draw:fill-color="#adc5e7" draw:textarea-horizontal-align="justify" draw:textarea-vertical-align="top" draw:auto-grow-height="false" fo:min-height="3.101cm" fo:min-width="2.3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7da7d8" draw:textarea-horizontal-align="justify" draw:textarea-vertical-align="top" draw:auto-grow-height="false" fo:min-height="3.099cm" fo:min-width="2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draw:fill-color="#1b75bc" draw:textarea-horizontal-align="justify" draw:textarea-vertical-align="middle" draw:auto-grow-height="false" fo:min-height="0.831cm" fo:min-width="1.8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adc5e7" draw:fill-color="#adc5e7" draw:textarea-horizontal-align="justify" draw:textarea-vertical-align="top" draw:auto-grow-height="false" fo:min-height="3.099cm" fo:min-width="2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808080" draw:fill-color="#999999" draw:textarea-horizontal-align="justify" draw:textarea-vertical-align="middle" draw:auto-grow-height="false" fo:min-height="3.63cm" fo:min-width="12.4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3.4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dddddd" draw:fill-color="#dddddd" draw:textarea-horizontal-align="justify" draw:textarea-vertical-align="middle" draw:auto-grow-height="false" fo:min-height="3.63cm" fo:min-width="12.4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draw:textarea-vertical-align="middle" fo:min-height="0.6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draw:textarea-vertical-align="middle" fo:min-height="0.55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06-E01 / Architecture MVC - oFramework – schema °1</text:p>
      <text:p text:style-name="Horizontal_20_Line"/>
      <text:p text:style-name="Text_20_body"><draw:custom-shape text:anchor-type="paragraph" draw:z-index="10" draw:name="Forme3" draw:style-name="gr11" draw:text-style-name="P16" svg:width="1.816cm" svg:height="0.832cm" svg:x="0.28cm" svg:y="0.404cm"><text:p text:style-name="P15"><text:span text:style-name="T5">app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0" draw:name="Forme1" draw:style-name="gr1" draw:text-style-name="P5" svg:width="2.662cm" svg:height="3.158cm" svg:x="0.566cm" svg:y="18.597cm"><text:p text:style-name="P4">.htaccess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1" draw:name="Forme1" draw:style-name="gr2" draw:text-style-name="P6" svg:width="2.662cm" svg:height="3.158cm" svg:x="0.628cm" svg:y="13.956cm"><text:p text:style-name="P4">Index.php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2" draw:name="Forme2" draw:style-name="gr3" draw:text-style-name="P7" svg:width="3.447cm" svg:height="4.414cm" svg:x="0.416cm" svg:y="-0.088cm"><text:p><text:span text:style-name="T2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2" draw:style-name="gr4" draw:text-style-name="P7" svg:width="3.447cm" svg:height="4.414cm" svg:x="0.49cm" svg:y="6.821cm"><text:p><text:span text:style-name="T2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2" draw:style-name="gr5" draw:text-style-name="P9" svg:width="2.631cm" svg:height="3.354cm" svg:x="4.636cm" svg:y="1.106cm"><text:p text:style-name="P8"><text:span text:style-name="T2">app/</text:span></text:p><text:p text:style-name="P8"><text:span text:style-name="T2">Controller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2" draw:style-name="gr7" draw:text-style-name="P9" svg:width="2.631cm" svg:height="3.354cm" svg:x="11.428cm" svg:y="1.138cm"><text:p text:style-name="P8"><text:span text:style-name="T2">app/</text:span></text:p><text:p text:style-name="P8"><text:span text:style-name="T2">Util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2" draw:style-name="gr8" draw:text-style-name="P9" svg:width="2.631cm" svg:height="3.354cm" svg:x="8.036cm" svg:y="1.124cm"><text:p text:style-name="P8"><text:span text:style-name="T2">app/</text:span></text:p><text:p text:style-name="P8"><text:span text:style-name="T2">Model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2" draw:style-name="gr9" draw:text-style-name="P12" svg:width="2.634cm" svg:height="3.356cm" svg:x="7.897cm" svg:y="8.075cm"><text:p text:style-name="P10"><text:span text:style-name="T3">public/</text:span></text:p><text:p text:style-name="P10"><text:span text:style-name="T3">assets/</text:span></text:p><text:p text:style-name="P11"><text:span text:style-name="T3">c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e2" draw:style-name="gr10" draw:text-style-name="P14" svg:width="2.631cm" svg:height="3.354cm" svg:x="4.484cm" svg:y="7.957cm"><text:p text:style-name="P13"><text:span text:style-name="T4">public/</text:span></text:p><text:p text:style-name="P13"><text:span text:style-name="T4">asse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e3" draw:style-name="gr11" draw:text-style-name="P16" svg:width="1.816cm" svg:height="0.832cm" svg:x="0.385cm" svg:y="6.511cm"><text:p text:style-name="P15"><text:span text:style-name="T5">public</text:span></text:p><draw:enhanced-geometry svg:viewBox="0 0 21600 21600" draw:type="rectangle" draw:enhanced-path="M 0 0 L 21600 0 21600 21600 0 21600 0 0 Z N"/></draw:custom-shape><draw:custom-shape text:anchor-type="paragraph" draw:z-index="12" draw:name="Forme2" draw:style-name="gr12" draw:text-style-name="P17" svg:width="2.631cm" svg:height="3.354cm" svg:x="11.338cm" svg:y="8.075cm"><text:p text:style-name="P13"><text:span text:style-name="T6">public/</text:span></text:p><text:p text:style-name="P13"><text:span text:style-name="T6">assets/</text:span></text:p><text:p text:style-name="P13"><text:span text:style-name="T6">j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e4" draw:style-name="gr13" draw:text-style-name="P18" svg:width="12.399cm" svg:height="3.629cm" svg:x="5.586cm" svg:y="18.256cm"><text:p/><draw:enhanced-geometry svg:viewBox="0 0 21600 21600" draw:glue-points="10800 0 0 10800 10800 21600 21600 10800 ?f40 ?f41" draw:text-areas="0 0 21600 21600" draw:type="rectangular-callout" draw:modifiers="-3892.91607396871 13193.00291545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14" draw:name="Forme5" draw:style-name="gr14" draw:text-style-name="P21" svg:width="12.112cm" svg:height="3.419cm" svg:x="5.768cm" svg:y="18.339cm"><draw:text-box><text:p text:style-name="P19"><text:span text:style-name="T7">.htaccess :</text:span></text:p><text:p text:style-name="P19"><text:span text:style-name="T8"/></text:p><text:p text:style-name="P19"><text:span text:style-name="T8">URL Rewriting :</text:span></text:p><text:p text:style-name="P19"><text:span text:style-name="T8"/></text:p><text:p text:style-name="P20"><text:span text:style-name="T8">Le fichier </text:span><text:span text:style-name="T9">.htaccess</text:span><text:span text:style-name="T8"> est le fichier de configuration du </text:span><text:span text:style-name="T10">server Apache</text:span><text:span text:style-name="T8">. Dans notre cas, il permet la </text:span><text:span text:style-name="T10">réécriture d'URL</text:span><text:span text:style-name="T8"> pour rediriger un fichier vers l'</text:span><text:span text:style-name="T11">index.php</text:span><text:span text:style-name="T8"> si le fichier demandé n'existe pas. Sinon il fournit le fichier. Cela reste transparent dans l'URL.</text:span></text:p></draw:text-box></draw:frame><draw:custom-shape text:anchor-type="paragraph" draw:z-index="15" draw:name="Forme4" draw:style-name="gr15" draw:text-style-name="P22" svg:width="12.399cm" svg:height="3.629cm" svg:x="5.66cm" svg:y="13.69cm"><text:p/><draw:enhanced-geometry svg:viewBox="0 0 21600 21600" draw:glue-points="10800 0 0 10800 10800 21600 21600 10800 ?f40 ?f41" draw:text-areas="0 0 21600 21600" draw:type="rectangular-callout" draw:modifiers="-3892.91607396871 13193.00291545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16" draw:name="Forme5" draw:style-name="gr14" draw:text-style-name="P21" svg:width="12.112cm" svg:height="3.419cm" svg:x="5.814cm" svg:y="13.818cm"><draw:text-box><text:p text:style-name="P19"><text:span text:style-name="T7">Index.php :</text:span></text:p><text:p text:style-name="P19"><text:span text:style-name="T8"/></text:p><text:p text:style-name="P19"><text:span text:style-name="T8">Le </text:span><text:span text:style-name="T9">point d'entrée</text:span><text:span text:style-name="T8"> permet au </text:span><text:span text:style-name="T10">Server Apache</text:span><text:span text:style-name="T8"> de rediriger les requêtes de l'URL vers le fichier</text:span><text:span text:style-name="T11"> index.php</text:span><text:span text:style-name="T8"> même si elles n'existent pas. On aura besoin pour cela du fichier </text:span><text:span text:style-name="T12">.htaccess </text:span><text:span text:style-name="T8">. </text:span></text:p><text:p text:style-name="P19"><text:span text:style-name="T8"><text:s text:c="5"/></text:span></text:p><text:p text:style-name="P19"><text:span text:style-name="T8"><text:s text:c="4"/></text:span><text:span text:style-name="T8">- le fichier </text:span><text:span text:style-name="T10">index.php</text:span><text:span text:style-name="T8"> est un point d'entrée. <text:s/></text:span></text:p></draw:text-box></draw:frame><draw:custom-shape text:anchor-type="paragraph" draw:z-index="5" draw:name="Forme2" draw:style-name="gr6" draw:text-style-name="P9" svg:width="2.631cm" svg:height="3.354cm" svg:x="14.981cm" svg:y="1.122cm"><text:p text:style-name="P8"><text:span text:style-name="T2">app/</text:span></text:p><text:p text:style-name="P8"><text:span text:style-name="T2">view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7" draw:name="Forme6" draw:style-name="gr16" draw:text-style-name="P24" svg:width="2.287cm" svg:height="0.976cm" svg:x="4.722cm" svg:y="-0.016cm"><draw:text-box><text:p text:style-name="P23">Classes</text:p><text:p text:style-name="P23">PHP</text:p></draw:text-box></draw:frame><draw:frame text:anchor-type="paragraph" draw:z-index="18" draw:name="Forme6" draw:style-name="gr16" draw:text-style-name="P24" svg:width="2.287cm" svg:height="0.976cm" svg:x="11.516cm" svg:y="-0.037cm"><draw:text-box><text:p text:style-name="P23">Classes</text:p><text:p text:style-name="P23">PHP</text:p></draw:text-box></draw:frame><draw:frame text:anchor-type="paragraph" draw:z-index="19" draw:name="Forme6" draw:style-name="gr16" draw:text-style-name="P24" svg:width="2.287cm" svg:height="0.976cm" svg:x="8.13cm" svg:y="-0.037cm"><draw:text-box><text:p text:style-name="P23">Classes</text:p><text:p text:style-name="P23">PHP</text:p></draw:text-box></draw:frame><draw:frame text:anchor-type="paragraph" draw:z-index="20" draw:name="Forme6" draw:style-name="gr16" draw:text-style-name="P24" svg:width="2.287cm" svg:height="0.976cm" svg:x="15.094cm" svg:y="-0.037cm"><draw:text-box><text:p text:style-name="P23">Templates</text:p><text:p text:style-name="P23">HTML/PHP</text:p></draw:text-box></draw:frame><draw:frame text:anchor-type="paragraph" draw:z-index="21" draw:name="Forme6" draw:style-name="gr17" draw:text-style-name="P26" svg:width="2.287cm" svg:height="0.976cm" svg:x="8.066cm" svg:y="6.779cm"><draw:text-box><text:p text:style-name="P25"><text:span text:style-name="T13">Mise en forme</text:span></text:p></draw:text-box></draw:frame><draw:frame text:anchor-type="paragraph" draw:z-index="22" draw:name="Forme6" draw:style-name="gr16" draw:text-style-name="P24" svg:width="2.287cm" svg:height="0.699cm" svg:x="11.474cm" svg:y="6.895cm"><draw:text-box><text:p text:style-name="P23">InterActions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3"><text:a xlink:type="simple" xlink:href="https://github.com/MartyRizey/S06-E01_supp_oFramework/tree/5f974178e534ff6105a00b4551480cbb6c83ba65" text:style-name="Internet_20_link" text:visited-style-name="Visited_20_Internet_20_Link"><text:span text:style-name="T1"/></text:a></text:p>
      <text:p text:style-name="P3"><text:a xlink:type="simple" xlink:href="https://github.com/MartyRizey/S06-E01_supp_oFramework/tree/5f974178e534ff6105a00b4551480cbb6c83ba65" text:style-name="Internet_20_link" text:visited-style-name="Visited_20_Internet_20_Link"><text:span text:style-name="T1"/></text:a></text:p>
      <text:p text:style-name="P3"><text:a xlink:type="simple" xlink:href="https://github.com/MartyRizey/S06-E01_supp_oFramework/tree/5f974178e534ff6105a00b4551480cbb6c83ba65" text:style-name="Internet_20_link" text:visited-style-name="Visited_20_Internet_20_Link"><text:span text:style-name="T1">https://github.com/MartyRizey/S06-E01_supp_oFramework/tree/5f974178e534ff6105a00b4551480cbb6c83ba65</text:span></text:a></text:p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6:41:23.629000000</meta:creation-date>
    <dc:date>2018-11-04T17:45:08.556000000</dc:date>
    <meta:editing-duration>PT2M14S</meta:editing-duration>
    <meta:editing-cycles>2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2" meta:word-count="9" meta:character-count="150" meta:non-whitespace-character-count="142"/>
  </office:meta>
</office:document-meta>
</file>